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100000098977A702B17126A6B.png" manifest:media-type="image/png"/>
  <manifest:file-entry manifest:full-path="Pictures/10000000000003CD0000011C3CE7D743B8A379B6.png" manifest:media-type="image/png"/>
  <manifest:file-entry manifest:full-path="Pictures/10000000000001680000010892E45A37BEE6138B.png" manifest:media-type="image/png"/>
  <manifest:file-entry manifest:full-path="Pictures/10000201000003E4000002934A0601C35A50E82B.png" manifest:media-type="image/png"/>
  <manifest:file-entry manifest:full-path="Pictures/10000201000006920000031FD7CADCAC39A9CB9F.png" manifest:media-type="image/png"/>
  <manifest:file-entry manifest:full-path="Pictures/10000201000003DB0000027DC1FC93AD70E5A098.png" manifest:media-type="image/png"/>
  <manifest:file-entry manifest:full-path="Pictures/10000201000002EB0000019538E6705375BA58CB.png" manifest:media-type="image/png"/>
  <manifest:file-entry manifest:full-path="Pictures/10000201000001D5000001D4AE309E70FA80D519.png" manifest:media-type="image/png"/>
  <manifest:file-entry manifest:full-path="Pictures/1000020100000265000001CC391048C227B3A5DE.png" manifest:media-type="image/png"/>
  <manifest:file-entry manifest:full-path="Pictures/1000000000000274000000873E7CCF3C8BB38C6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1" svg:font-family="Arial"/>
    <style:font-face style:name="Muli" svg:font-family="Muli"/>
    <style:font-face style:name="Nixie One" svg:font-family="'Nixie One'"/>
    <style:font-face style:name="arial" svg:font-family="arial, sans-serif-light, sans-serif"/>
    <style:font-face style:name="Cambria1" svg:font-family="Cambria" style:font-family-generic="roman"/>
    <style:font-face style:name="FreeSans1" svg:font-family="FreeSans" style:font-family-generic="swiss"/>
    <style:font-face style:name="Ubuntu Mono" svg:font-family="'Ubuntu Mono'" style:font-pitch="fixed"/>
    <style:font-face style:name="Courier New" svg:font-family="'Courier New'" style:font-family-generic="modern" style:font-pitch="fixed"/>
    <style:font-face style:name="Kinnari" svg:font-family="Kinnari" style:font-pitch="variable"/>
    <style:font-face style:name="Arial" svg:font-family="Arial" style:font-family-generic="roman" style:font-pitch="variable"/>
    <style:font-face style:name="Arial Narrow" svg:font-family="'Arial Narrow'" style:font-family-generic="roman" style:font-pitch="variable"/>
    <style:font-face style:name="Bitstream Charter" svg:font-family="'Bitstream Charter'"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adornments="Gras" style:font-family-generic="swiss" style:font-pitch="variable"/>
    <style:font-face style:name="Liberation Sans" svg:font-family="'Liberation Sans'" style:font-family-generic="swiss" style:font-pitch="variable"/>
    <style:font-face style:name="URW Gothic L" svg:font-family="'URW Gothic L'" style:font-family-generic="swiss" style:font-pitch="variable"/>
    <style:font-face style:name="URW Gothic L1" svg:font-family="'URW Gothic L'" style:font-adornments="Book Oblique" style:font-family-generic="swiss" style:font-pitch="variable"/>
    <style:font-face style:name="URW Gothic L2" svg:font-family="'URW Gothic L'" style:font-adornments="Demi Oblique"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Text_20_body">
      <style:text-properties officeooo:rsid="001300bf" officeooo:paragraph-rsid="001300bf"/>
    </style:style>
    <style:style style:name="P2" style:family="paragraph" style:parent-style-name="Standard" style:list-style-name="">
      <loext:graphic-properties draw:fill="none"/>
      <style:paragraph-properties fo:margin-left="0cm" fo:margin-right="0cm" fo:margin-top="0.201cm" fo:margin-bottom="0.201cm" loext:contextual-spacing="false" fo:text-align="justify" style:justify-single-word="false" fo:orphans="2" fo:widows="2" fo:text-indent="0cm" style:auto-text-indent="false" fo:background-color="transparent" style:writing-mode="lr-tb"/>
      <style:text-properties officeooo:rsid="00169afd" officeooo:paragraph-rsid="00169afd"/>
    </style:style>
    <style:style style:name="P3" style:family="paragraph" style:parent-style-name="Standard">
      <style:paragraph-properties fo:margin-top="0.101cm" fo:margin-bottom="0.101cm" loext:contextual-spacing="false"/>
      <style:text-properties officeooo:paragraph-rsid="0022014b"/>
    </style:style>
    <style:style style:name="P4" style:family="paragraph" style:parent-style-name="Standard">
      <style:paragraph-properties fo:margin-top="0cm" fo:margin-bottom="0cm" loext:contextual-spacing="false"/>
      <style:text-properties officeooo:paragraph-rsid="0022014b"/>
    </style:style>
    <style:style style:name="P5" style:family="paragraph" style:parent-style-name="Text_20_body">
      <style:text-properties officeooo:rsid="001300bf" officeooo:paragraph-rsid="001300bf"/>
    </style:style>
    <style:style style:name="P6" style:family="paragraph" style:parent-style-name="Text_20_body">
      <style:text-properties officeooo:paragraph-rsid="0017de07"/>
    </style:style>
    <style:style style:name="P7" style:family="paragraph" style:parent-style-name="Text_20_body">
      <style:text-properties officeooo:paragraph-rsid="0019c44d"/>
    </style:style>
    <style:style style:name="P8" style:family="paragraph" style:parent-style-name="Text_20_body">
      <style:text-properties officeooo:rsid="0019c44d" officeooo:paragraph-rsid="0019c44d"/>
    </style:style>
    <style:style style:name="P9" style:family="paragraph" style:parent-style-name="Text_20_body">
      <style:paragraph-properties fo:line-height="115%" fo:text-align="justify" style:justify-single-word="false"/>
      <style:text-properties officeooo:rsid="001ac3fb" officeooo:paragraph-rsid="001ac3fb"/>
    </style:style>
    <style:style style:name="P10" style:family="paragraph" style:parent-style-name="Text_20_body">
      <style:text-properties officeooo:paragraph-rsid="00169afd"/>
    </style:style>
    <style:style style:name="P11" style:family="paragraph" style:parent-style-name="Text_20_body">
      <style:paragraph-properties fo:break-before="page"/>
      <style:text-properties officeooo:paragraph-rsid="00169afd"/>
    </style:style>
    <style:style style:name="P12" style:family="paragraph" style:parent-style-name="Text_20_body" style:list-style-name="" style:master-page-name="">
      <loext:graphic-properties draw:fill="none"/>
      <style:paragraph-properties fo:margin-left="0cm" fo:margin-right="0cm" fo:margin-top="0.106cm" fo:margin-bottom="0.106cm" loext:contextual-spacing="false" fo:line-height="115%" fo:text-align="justify" style:justify-single-word="false" fo:orphans="2" fo:widows="2" fo:text-indent="0cm" style:auto-text-indent="false" style:page-number="auto" fo:background-color="transparent" style:writing-mode="lr-tb"/>
      <style:text-properties officeooo:paragraph-rsid="00169afd"/>
    </style:style>
    <style:style style:name="P13" style:family="paragraph" style:parent-style-name="Title">
      <style:text-properties fo:font-size="26pt" officeooo:paragraph-rsid="001d5655" style:font-size-asian="26pt" style:font-size-complex="26pt"/>
    </style:style>
    <style:style style:name="P14" style:family="paragraph" style:parent-style-name="Subtitle">
      <style:paragraph-properties fo:margin-top="0cm" fo:margin-bottom="0.3cm" loext:contextual-spacing="false" fo:text-align="center" style:justify-single-word="false"/>
      <style:text-properties fo:font-size="12pt" officeooo:rsid="001300bf" officeooo:paragraph-rsid="001ac3fb" style:font-size-asian="12pt" style:font-size-complex="12pt"/>
    </style:style>
    <style:style style:name="P15" style:family="paragraph" style:parent-style-name="Heading_20_1">
      <style:paragraph-properties fo:break-before="page"/>
    </style:style>
    <style:style style:name="P16" style:family="paragraph" style:parent-style-name="Heading_20_1">
      <style:paragraph-properties fo:break-before="page"/>
      <style:text-properties officeooo:rsid="001333be" officeooo:paragraph-rsid="001333be"/>
    </style:style>
    <style:style style:name="P17" style:family="paragraph" style:parent-style-name="Heading_20_1">
      <style:paragraph-properties fo:break-before="page"/>
      <style:text-properties officeooo:paragraph-rsid="001300bf"/>
    </style:style>
    <style:style style:name="P18" style:family="paragraph" style:parent-style-name="Contents_20_2">
      <style:paragraph-properties>
        <style:tab-stops>
          <style:tab-stop style:position="15.579cm" style:type="right" style:leader-style="dotted" style:leader-text="."/>
        </style:tab-stops>
      </style:paragraph-properties>
    </style:style>
    <style:style style:name="P19" style:family="paragraph" style:parent-style-name="Heading_20_2">
      <style:text-properties officeooo:paragraph-rsid="0022014b"/>
    </style:style>
    <style:style style:name="P20" style:family="paragraph" style:parent-style-name="Heading_20_2" style:list-style-name="" style:master-page-name="">
      <loext:graphic-properties draw:fill="none"/>
      <style:paragraph-properties fo:margin-left="1.251cm" fo:margin-right="0cm" fo:margin-top="0.201cm" fo:margin-bottom="0.201cm" loext:contextual-spacing="false" fo:text-align="justify" style:justify-single-word="false" fo:keep-together="always" fo:orphans="2" fo:widows="2" fo:text-indent="0cm" style:auto-text-indent="false" style:page-number="auto" fo:background-color="transparent" fo:keep-with-next="always" style:writing-mode="lr-tb"/>
      <style:text-properties fo:letter-spacing="normal" officeooo:paragraph-rsid="00169afd"/>
    </style:style>
    <style:style style:name="P21" style:family="paragraph" style:parent-style-name="Heading_20_2">
      <style:paragraph-properties fo:break-before="page"/>
    </style:style>
    <style:style style:name="P22" style:family="paragraph" style:parent-style-name="Contents_20_Heading">
      <style:paragraph-properties fo:break-before="page"/>
    </style:style>
    <style:style style:name="P23" style:family="paragraph" style:parent-style-name="Contents_20_1">
      <style:paragraph-properties>
        <style:tab-stops>
          <style:tab-stop style:position="16.002cm" style:type="right" style:leader-style="dotted" style:leader-text="."/>
        </style:tab-stops>
      </style:paragraph-properties>
    </style:style>
    <style:style style:name="P24" style:family="paragraph" style:parent-style-name="Bibliography_20_1">
      <style:text-properties officeooo:rsid="0026cda7" officeooo:paragraph-rsid="0026cda7"/>
    </style:style>
    <style:style style:name="P25" style:family="paragraph">
      <loext:graphic-properties draw:fill="none"/>
    </style:style>
    <style:style style:name="T1" style:family="text">
      <style:text-properties officeooo:rsid="00160f61"/>
    </style:style>
    <style:style style:name="T2" style:family="text">
      <style:text-properties officeooo:rsid="00169afd"/>
    </style:style>
    <style:style style:name="T3" style:family="text">
      <style:text-properties officeooo:rsid="0017de07"/>
    </style:style>
    <style:style style:name="T4" style:family="text">
      <style:text-properties fo:font-variant="normal" fo:text-transform="none" fo:color="#000000" style:font-name="URW Gothic L" fo:font-size="11pt" fo:letter-spacing="normal" fo:font-style="normal" fo:font-weight="normal" style:font-size-asian="11pt" style:font-size-complex="11pt"/>
    </style:style>
    <style:style style:name="T5" style:family="text">
      <style:text-properties style:text-underline-style="none" officeooo:rsid="0017de07"/>
    </style:style>
    <style:style style:name="T6" style:family="text">
      <style:text-properties officeooo:rsid="001a8f4a"/>
    </style:style>
    <style:style style:name="T7" style:family="text">
      <style:text-properties officeooo:rsid="001ac3fb"/>
    </style:style>
    <style:style style:name="T8" style:family="text">
      <style:text-properties officeooo:rsid="001cbf61"/>
    </style:style>
    <style:style style:name="T9" style:family="text">
      <style:text-properties officeooo:rsid="001d5655"/>
    </style:style>
    <style:style style:name="T10" style:family="text">
      <style:text-properties officeooo:rsid="0022014b"/>
    </style:style>
    <style:style style:name="T11" style:family="text">
      <style:text-properties officeooo:rsid="0008afbe"/>
    </style:style>
    <style:style style:name="T12" style:family="text">
      <style:text-properties style:font-name="Kinnari"/>
    </style:style>
    <style:style style:name="T13" style:family="text">
      <style:text-properties style:font-name="Kinnari" fo:font-size="10pt" style:font-size-asian="10pt" style:font-size-complex="10pt"/>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left="0.254cm" fo:padding-right="0.254cm" fo:padding-top="0cm" fo:padding-bottom="0cm" fo:border="2.24pt solid #808080"/>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4.068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5cm" svg:stroke-color="#808080" draw:stroke-linejoin="round" draw:fill="none" draw:textarea-vertical-align="top" fo:min-height="0cm" fo:min-width="0cm" fo:padding-top="0.018cm" fo:padding-bottom="0.018cm" fo:padding-left="0.018cm" fo:padding-right="0.018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3"><text:bookmark-start text:name="__RefHeading___Toc335_622193904"/>Projet de programmation impérative et fonctionnelle<text:bookmark-end text:name="__RefHeading___Toc335_622193904"/></text:h>
      <text:p text:style-name="P12"/>
      <text:p text:style-name="P14">Reconnaissance de caractères manuscrits</text:p>
      <text:p text:style-name="P14">par réseau de neurones à <text:span text:style-name="T1">convolution</text:span></text:p>
      <text:p text:style-name="P1"><draw:frame draw:style-name="fr7" draw:name="Image2" text:anchor-type="paragraph" svg:y="1.15cm" svg:width="9.564cm" svg:height="9.543cm" draw:z-index="40"><draw:image xlink:href="Pictures/10000201000001D5000001D4AE309E70FA80D519.png" xlink:type="simple" xlink:show="embed" xlink:actuate="onLoad"/></draw:frame></text:p>
      <text:p text:style-name="P1"/>
      <text:p text:style-name="P1"/>
      <text:p text:style-name="P1"/>
      <text:p text:style-name="P1"/>
      <text:p text:style-name="P1"/>
      <text:p text:style-name="P1"/>
      <text:p text:style-name="P1"/>
      <text:p text:style-name="Noms">Bonneval Fabien<text:span text:style-name="T2"> – </text:span>Buisan Guilhem<text:span text:style-name="T2"> – </text:span>Dzieciol Nicolas</text:p>
      <text:table-of-content text:style-name="Sect1" text:protected="true" text:name="Table des matières1">
        <text:table-of-content-source text:outline-level="2">
          <text:index-title-template text:style-name="">Table des matières</text:index-title-template>
          <text:table-of-content-entry-template text:outline-level="1"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h text:style-name="P22" text:outline-level="3">Table des matières</text:h>
          </text:index-title>
          <text:p text:style-name="P23"><text:a xlink:type="simple" xlink:href="#__RefHeading___Toc105_2023746032" text:style-name="Index_20_Link" text:visited-style-name="Index_20_Link">Introduction<text:tab/>3</text:a></text:p>
          <text:p text:style-name="P23"><text:a xlink:type="simple" xlink:href="#__RefHeading___Toc107_2023746032" text:style-name="Index_20_Link" text:visited-style-name="Index_20_Link">1 – Présentation du sujet<text:tab/>4</text:a></text:p>
          <text:p text:style-name="P18"><text:a xlink:type="simple" xlink:href="#__RefHeading___Toc341_622193904" text:style-name="Index_20_Link" text:visited-style-name="Index_20_Link">1.1 – Reconnaissance de caractères<text:tab/>4</text:a></text:p>
          <text:p text:style-name="P18"><text:a xlink:type="simple" xlink:href="#__RefHeading___Toc109_2023746032" text:style-name="Index_20_Link" text:visited-style-name="Index_20_Link">1.2 Préparation du projet<text:tab/>5</text:a></text:p>
          <text:p text:style-name="P18"><text:a xlink:type="simple" xlink:href="#__RefHeading___Toc361_622193904" text:style-name="Index_20_Link" text:visited-style-name="Index_20_Link">1.3 Qu’est-ce qu’un réseau de neurones<text:tab/>6</text:a></text:p>
          <text:p text:style-name="P23"><text:a xlink:type="simple" xlink:href="#__RefHeading___Toc111_2023746032" text:style-name="Index_20_Link" text:visited-style-name="Index_20_Link">III – Choix concernant notre projet<text:tab/>9</text:a></text:p>
          <text:p text:style-name="P23"><text:a xlink:type="simple" xlink:href="#__RefHeading___Toc113_2023746032" text:style-name="Index_20_Link" text:visited-style-name="Index_20_Link">IV – Résultats<text:tab/>10</text:a></text:p>
          <text:p text:style-name="P23"><text:a xlink:type="simple" xlink:href="#__RefHeading___Toc115_2023746032" text:style-name="Index_20_Link" text:visited-style-name="Index_20_Link">Conclusion<text:tab/>11</text:a></text:p>
        </text:index-body>
      </text:table-of-content>
      <text:p text:style-name="P1"/>
      <text:h text:style-name="P15" text:outline-level="1"><text:bookmark-start text:name="__RefHeading___Toc105_2023746032"/>Introduction<text:bookmark-end text:name="__RefHeading___Toc105_2023746032"/></text:h>
      <text:p text:style-name="P6"><text:tab/>Les réseaux de neurones artificiels ont un regain de popularités en ce moment, <text:span text:style-name="T3">cela s’explique notamment par l’apparition d’outils et la puissance des ordinateurs du grand public permettant l’accès à ce modèle de calcul par le plus grand nombre.</text:span></text:p>
      <text:p text:style-name="P7"><text:span text:style-name="T3">Ils ont étés créées par analogie avec les réseaux de neurones biologiques et permettent de résoudre des problèmes propres à l’Homme comme des problèmes de décisions, de reconnaissance de formes ou de mots, de contrôle ou encore de mémorisation. Récemment des chercheurs de l’Université de </text:span><text:span text:style-name="T4">Tübingen</text:span><text:span text:style-name="T3"> en Allemagne ont réussi à mettre au point un algorithme permettant de recréer un tableau avec le style d’un peintre en se basant sur une de ces œuvres (</text:span><text:a xlink:type="simple" xlink:href="#Image1|graphic" text:style-name="Internet_20_link" text:visited-style-name="Visited_20_Internet_20_Link"><text:span text:style-name="T5">Illustration 1</text:span></text:a><text:span text:style-name="T3">), Il est possible en une heure de « peindre un Van Gogh ou un Picasso.</text:span></text:p>
      <text:p text:style-name="P7"><draw:frame draw:style-name="fr2" draw:name="Cadre2" text:anchor-type="paragraph" svg:y="0.577cm" svg:width="10.419cm" draw:z-index="1"><draw:text-box fo:min-height="7.818cm"><text:h text:style-name="Illustration" text:outline-level="3"><draw:frame draw:style-name="fr6" draw:name="Image1" text:anchor-type="paragraph" svg:width="10.419cm" svg:height="7.818cm" style:rel-height="scale" draw:z-index="2"><draw:image xlink:href="Pictures/1000020100000265000001CC391048C227B3A5DE.png" xlink:type="simple" xlink:show="embed" xlink:actuate="onLoad"/></draw:frame><text:bookmark-start text:name="__RefHeading___Toc339_622193904"/>Illustration <text:sequence text:ref-name="refIllustration0" text:name="Illustration" text:formula="ooow:Illustration+1" style:num-format="1">1</text:sequence>: Rendu de l’algorithme<text:bookmark-end text:name="__RefHeading___Toc339_622193904"/></text:h></draw:text-box></draw:frame></text:p>
      <text:p text:style-name="P8">Sur <text:span text:style-name="T7">l’</text:span>exemple <text:span text:style-name="T6">ci-dessus</text:span> <text:span text:style-name="T6">on peut voir différents rendus de l’image A en fonction des tableaux de référence.<text:tab/></text:span></text:p>
      <text:p text:style-name="P9">Les réseaux de neurones sont un bon moyen de réaliser des tâches <text:span text:style-name="T8">variés habituellement compliqués voir impossible à mettre en œuvre par un autre méthode. Le sujet qui nous a été proposé est de reconnaître des caractères manuscrits à partir d’un réseau de neurones, ce qui est possible d’autres manières comme par des considérations géométriques, ce sujet sera présenté plus loin.</text:span></text:p>
      <text:h text:style-name="P17" text:outline-level="1"><text:bookmark-start text:name="__RefHeading___Toc107_2023746032"/><text:span text:style-name="T10">1 – Présentation du sujet</text:span><text:bookmark-end text:name="__RefHeading___Toc107_2023746032"/></text:h>
      <text:h text:style-name="P20" text:outline-level="2"><text:bookmark-start text:name="__RefHeading___Toc341_622193904"/>1.1<text:span text:style-name="T2"> – Reconnaissance de caractères</text:span><text:bookmark-end text:name="__RefHeading___Toc341_622193904"/></text:h>
      <text:p text:style-name="Text_20_body"><text:bookmark-start text:name="__RefHeading___Toc343_622193904"/><text:tab/>La reconnaissance de caractères manuscrit est une tâche <text:span text:style-name="T9">importante</text:span> dans <text:span text:style-name="T9">le secteur bancaire ou postal pour la lecture de chèques bancaires ou de code postaux. Actuellement avec l’essor des tablettes tactiles et smartphones, chaque système comporte sa fonction de reconnaissance d’écriture manuscrite, bien que sur ces systèmes la reconnaissance se fait en-ligne, c’est-à-dire que l’échantillon est un ensemble de coordonnées ordonnées dans le temps, on peut donc suivre l’évolution du tracé, notre sujet lui se base sur un instantané et doit donc se baser sur la reconnaissance de forme et de contour.<text:tab/></text:span><text:bookmark-end text:name="__RefHeading___Toc343_622193904"/></text:p>
      <text:p text:style-name="Text_20_body"><text:bookmark-start text:name="__RefHeading___Toc345_622193904"/>Le but de notre sujet et de réaliser un réseau de neurone à convolution correctement réglé pour qu’au final si on lui fournit en entrée un caractère manuscrit il nous répond en sortie le caractère attendu comme sur l’illustration ci-dessous.<text:tab/><text:bookmark-end text:name="__RefHeading___Toc345_622193904"/></text:p>
      <text:p text:style-name="Text_20_body"/>
      <text:h text:style-name="P2" text:outline-level="2"><draw:frame draw:style-name="fr3" draw:name="Cadre3" text:anchor-type="paragraph" svg:width="13.402cm" draw:z-index="3"><draw:text-box fo:min-height="2.88cm"><text:h text:style-name="Illustration" text:outline-level="3"><draw:frame draw:style-name="fr6" draw:name="Image3" text:anchor-type="paragraph" svg:width="13.402cm" svg:height="2.88cm" style:rel-height="scale" draw:z-index="4"><draw:image xlink:href="Pictures/1000000000000274000000873E7CCF3C8BB38C6D.png" xlink:type="simple" xlink:show="embed" xlink:actuate="onLoad"/></draw:frame><text:bookmark-start text:name="__RefHeading___Toc347_622193904"/>Illustration <text:sequence text:ref-name="refIllustration1" text:name="Illustration" text:formula="ooow:Illustration+1" style:num-format="1">2</text:sequence>: Étapes de la reconnaissance de caractères<text:bookmark-end text:name="__RefHeading___Toc347_622193904"/></text:h></draw:text-box></draw:frame></text:h>
      <text:p text:style-name="Text_20_body"><text:bookmark-start text:name="__RefHeading___Toc349_622193904"/>Sur cette illustration ont donne à notre réseau un caractère manuscrit, ici un « 2 » et après un passage dans notre réseau il doit nous reconnaître ce caractère.<text:bookmark-end text:name="__RefHeading___Toc349_622193904"/></text:p>
      <text:h text:style-name="P21" text:outline-level="2"><text:bookmark-start text:name="__RefHeading___Toc109_2023746032"/>1.2 Préparation du projet<text:bookmark-end text:name="__RefHeading___Toc109_2023746032"/></text:h>
      <text:h text:style-name="Illustration" text:outline-level="3"><text:bookmark text:name="docs-internal-guid-68defc93-931f-fc8a-9ba7-75eaead15e12"/><text:bookmark-start text:name="__RefHeading___Toc351_622193904"/><text:span text:style-name="T10">''' « « « </text:span>Pour préparer le projet on a du faire des recherches sur les méthodes employés pour faire des choix des algorithmes et de paramètres pour notre réseau futur<text:line-break/><text:line-break/>Nous avons lu des sources proposés par Gondran A. notamment 2 “articles” sur les réseaux de neurones à convolution<text:line-break/>un du site deeplearning et un autre de Michael Nielsen<text:bookmark-end text:name="__RefHeading___Toc351_622193904"/></text:h>
      <text:h text:style-name="Illustration" text:outline-level="3"/>
      <text:h text:style-name="Illustration" text:outline-level="3"><text:bookmark-start text:name="__RefHeading___Toc353_622193904"/>nous avons également lu des références sur l’algorithme d’évolution différentielle (page wikipedia)<text:bookmark-end text:name="__RefHeading___Toc353_622193904"/></text:h>
      <text:h text:style-name="Illustration" text:outline-level="3"><text:bookmark-start text:name="__RefHeading___Toc355_622193904"/>et un article sur l’entrainement des reseaux de neurones artificiels en utilisant l’algorithme d’évolution différentielle (“Training of Artificial Neural Networks Using Differential Evolution Algorithm”)<text:bookmark-end text:name="__RefHeading___Toc355_622193904"/></text:h>
      <text:h text:style-name="Illustration" text:outline-level="3"><text:bookmark-start text:name="__RefHeading___Toc357_622193904"/><text:line-break/><text:line-break/>Cela nous a permis de comprendre l’intéret de la convolution pour la reconnaissance de caractères ces méthodes vous serons présentés par la suite…<text:bookmark-end text:name="__RefHeading___Toc357_622193904"/></text:h>
      <text:h text:style-name="Illustration" text:outline-level="3"/>
      <text:h text:style-name="Illustration" text:outline-level="3"><text:bookmark-start text:name="__RefHeading___Toc359_622193904"/>Je vais laisser la parole a fabien qui va vous présenter les réseaux de neurones » » » <text:bookmark-end text:name="__RefHeading___Toc359_622193904"/></text:h>
      <text:h text:style-name="Illustration" text:outline-level="3"/>
      <text:p text:style-name="P10"/>
      <text:p text:style-name="P11"/>
      <text:h text:style-name="P19" text:outline-level="2"><text:bookmark-start text:name="__RefHeading___Toc361_622193904"/><text:span text:style-name="T10">1.3 Qu’est-ce qu’un réseau de neurones</text:span><text:bookmark-end text:name="__RefHeading___Toc361_622193904"/></text:h>
      <text:h text:style-name="P4" text:outline-level="3"/>
      <text:p text:style-name="Text_20_body"><text:bookmark-start text:name="__RefHeading___Toc363_622193904"/><text:tab/>Le modèle de réseaux de neurones artificiels est inspiré des réseaux de neurones biologiques.<text:bookmark-end text:name="__RefHeading___Toc363_622193904"/></text:p>
      <text:p text:style-name="Text_20_body"><text:bookmark-start text:name="__RefHeading___Toc365_622193904"/>Ils sont utilisés pour :<text:bookmark-end text:name="__RefHeading___Toc365_622193904"/></text:p>
      <text:p text:style-name="Text_20_body"><text:bookmark-start text:name="__RefHeading___Toc367_622193904"/><text:tab/>- la reconnaissance de caractères (ex : la poste),<text:bookmark-end text:name="__RefHeading___Toc367_622193904"/></text:p>
      <text:p text:style-name="Text_20_body"><text:bookmark-start text:name="__RefHeading___Toc369_622193904"/><text:tab/>- la prise de décision pour les actes d’achats et de vente en bourse,<text:bookmark-end text:name="__RefHeading___Toc369_622193904"/></text:p>
      <text:p text:style-name="Text_20_body"><text:bookmark-start text:name="__RefHeading___Toc371_622193904"/><text:tab/>- la classification d<text:bookmark-start text:name="__DdeLink__0_856885747"/>’<text:bookmark-end text:name="__DdeLink__0_856885747"/>espèces animales d’après une analyse de leur ADN,<text:bookmark-end text:name="__RefHeading___Toc371_622193904"/></text:p>
      <text:p text:style-name="Text_20_body"><text:bookmark-start text:name="__RefHeading___Toc373_622193904"/><text:tab/>- la prévision statistique du temps en météorologie,<text:bookmark-end text:name="__RefHeading___Toc373_622193904"/></text:p>
      <text:p text:style-name="Text_20_body"><text:bookmark-start text:name="__RefHeading___Toc375_622193904"/><text:tab/>- la recherche en neurophysiologie et dans de nombreux autres domaines.<text:bookmark-end text:name="__RefHeading___Toc375_622193904"/></text:p>
      <text:p text:style-name="Text_20_body"/>
      <text:p text:style-name="Text_20_body"><text:bookmark-start text:name="__RefHeading___Toc377_622193904"/>Un réseau de neurones est composé de plusieurs couches de neurones chacune prenant ses entrées sur la sortie de la couche précédente. <text:span text:style-name="T10">L</text:span>a première couche du réseau prends en entrée les données à traiter, et la sortie de la dernière couche représente la réponse du réseau à l’entrée donnée. Dans notre cas, les entrées sont tous les pixels de l’image, et la sortie est un vecteur de dimension 10, chaque composante représentant la probabilité d’être la solution.<text:bookmark-end text:name="__RefHeading___Toc377_622193904"/></text:p>
      <text:p text:style-name="Text_20_body"/>
      <text:p text:style-name="Text_20_body"><draw:frame draw:style-name="fr3" draw:name="Cadre6" text:anchor-type="paragraph" svg:width="8.913cm" draw:z-index="12"><draw:text-box fo:min-height="6.505cm"><text:h text:style-name="Illustration" text:outline-level="3"><draw:frame draw:style-name="fr12" draw:name="Image10" text:anchor-type="paragraph" svg:width="8.913cm" svg:height="6.505cm" style:rel-height="scale" draw:z-index="13"><draw:image xlink:href="Pictures/10000201000002EB0000019538E6705375BA58CB.png" xlink:type="simple" xlink:show="embed" xlink:actuate="onLoad"/></draw:frame><text:bookmark-start text:name="__RefHeading___Toc379_622193904"/>Illustration <text:sequence text:ref-name="refIllustration4" text:name="Illustration" text:formula="ooow:Illustration+1" style:num-format="1">3</text:sequence>: À légender<text:bookmark-end text:name="__RefHeading___Toc379_622193904"/></text:h></draw:text-box></draw:frame></text:p>
      <text:p text:style-name="Text_20_body"><text:bookmark-start text:name="__RefHeading___Toc381_622193904"/>Suivant le modèle de réseau choisi, chaque neurone peut être connecté à tous ou une partie seulement des neurones des couches précédente et suivante.<text:bookmark-end text:name="__RefHeading___Toc381_622193904"/></text:p>
      <text:p text:style-name="Text_20_body"/>
      <text:p text:style-name="Text_20_body"/>
      <text:p text:style-name="Text_20_body"/>
      <text:p text:style-name="Text_20_body"><text:bookmark-start text:name="__RefHeading___Toc383_622193904"/><text:soft-page-break/>Le modèle d’un neurone seul est le suivant :<text:bookmark-end text:name="__RefHeading___Toc383_622193904"/></text:p>
      <text:p text:style-name="Text_20_body"/>
      <text:p text:style-name="Text_20_body"><draw:frame draw:style-name="fr5" draw:name="Cadre7" text:anchor-type="paragraph" svg:width="12.587cm" draw:z-index="14"><draw:text-box fo:min-height="5.98cm"><text:h text:style-name="Illustration" text:outline-level="3"><draw:frame draw:style-name="fr8" draw:name="Image4" text:anchor-type="paragraph" svg:width="12.587cm" svg:height="5.98cm" style:rel-height="scale" draw:z-index="15"><draw:image xlink:href="Pictures/10000201000006920000031FD7CADCAC39A9CB9F.png" xlink:type="simple" xlink:show="embed" xlink:actuate="onLoad"/></draw:frame><text:bookmark-start text:name="__RefHeading___Toc385_622193904"/>Illustration <text:sequence text:ref-name="refIllustration5" text:name="Illustration" text:formula="ooow:Illustration+1" style:num-format="1">4</text:sequence>: À légender<text:bookmark-end text:name="__RefHeading___Toc385_622193904"/></text:h></draw:text-box></draw:frame></text:p>
      <text:p text:style-name="Text_20_body"><text:bookmark-start text:name="__RefHeading___Toc387_622193904"/>Le neurone fait la somme de ses entrées xi multipliées aux poids wi associés à ces entrées puis ajoute un biais propre à lui-même.<text:bookmark-end text:name="__RefHeading___Toc387_622193904"/></text:p>
      <text:p text:style-name="Text_20_body"/>
      <text:p text:style-name="Text_20_body"><draw:frame draw:style-name="fr9" draw:name="Image5" text:anchor-type="paragraph" svg:width="6.038cm" svg:height="1.764cm" draw:z-index="5"><draw:image xlink:href="Pictures/10000000000003CD0000011C3CE7D743B8A379B6.png" xlink:type="simple" xlink:show="embed" xlink:actuate="onLoad"/></draw:frame></text:p>
      <text:p text:style-name="Text_20_body"><text:bookmark-start text:name="__RefHeading___Toc389_622193904"/>Il applique ensuite à ce résultat une fonction d’activation non linéaire.<text:bookmark-end text:name="__RefHeading___Toc389_622193904"/></text:p>
      <text:p text:style-name="Text_20_body"><text:bookmark-start text:name="__RefHeading___Toc391_622193904"/>Cela induit donc une non-linéarité, ce qui va permettre à un réseau de résoudre des problèmes non linéaires.<text:bookmark-end text:name="__RefHeading___Toc391_622193904"/></text:p>
      <text:p text:style-name="Text_20_body"><draw:frame draw:style-name="fr10" draw:name="Image6" text:anchor-type="paragraph" svg:x="5.253cm" svg:y="0.386cm" svg:width="6.197cm" svg:height="2.35cm" draw:z-index="6"><draw:image xlink:href="Pictures/100002010000019100000098977A702B17126A6B.png" xlink:type="simple" xlink:show="embed" xlink:actuate="onLoad"/></draw:frame></text:p>
      <text:p text:style-name="Text_20_body"/>
      <text:p text:style-name="Text_20_body"/>
      <text:p text:style-name="Text_20_body"/>
      <text:p text:style-name="Text_20_body"/>
      <text:p text:style-name="Text_20_body"><text:bookmark-start text:name="__RefHeading___Toc393_622193904"/>La fonction d’activation choisie est souvent une variante de la fonction de Heaviside.<text:bookmark-end text:name="__RefHeading___Toc393_622193904"/></text:p>
      <text:p text:style-name="Text_20_body"><text:bookmark-start text:name="__RefHeading___Toc395_622193904"/>La fonction sigmoïde est une version « adoucie » de la fonction de Heaviside. Cet adoucissement implique que de petits changements dans les poids et biais provoquent de petits changements dans la sortie du neurone. <text:span text:style-name="T10">Contrairement à la fonction d’Heaviside, la fonction sigmoïde est dérivable ce qui est une propriété nécessaire dans beaucoup d’algorithme, c’est une raison de plus pour utiliser cette fonction, qui </text:span>permet <text:span text:style-name="T10">également </text:span>d’utiliser des méthodes de gradient pour l’apprentissage du réseau de neurones.<text:bookmark-end text:name="__RefHeading___Toc395_622193904"/></text:p>
      <text:p text:style-name="Text_20_body"><draw:frame draw:style-name="fr4" draw:name="Cadre4" text:anchor-type="paragraph" svg:x="0.005cm" svg:y="0.046cm" svg:width="7.549cm" draw:z-index="8"><draw:text-box fo:min-height="5.001cm"><text:h text:style-name="Illustration" text:outline-level="3"><draw:frame draw:style-name="fr6" draw:name="Image8" text:anchor-type="paragraph" svg:width="7.549cm" svg:height="5.001cm" style:rel-height="scale" draw:z-index="9"><draw:image xlink:href="Pictures/10000201000003E4000002934A0601C35A50E82B.png" xlink:type="simple" xlink:show="embed" xlink:actuate="onLoad"/></draw:frame><text:bookmark-start text:name="__RefHeading___Toc399_622193904"/>Illustration <text:sequence text:ref-name="refIllustration2" text:name="Illustration" text:formula="ooow:Illustration+1" style:num-format="1">6</text:sequence>: Fonction Sigmoïde<text:bookmark-end text:name="__RefHeading___Toc399_622193904"/></text:h></draw:text-box></draw:frame><draw:frame draw:style-name="fr4" draw:name="Cadre5" text:anchor-type="paragraph" svg:x="8.221cm" svg:y="-0.004cm" svg:width="7.74cm" draw:z-index="10"><draw:text-box fo:min-height="5.001cm"><text:h text:style-name="Illustration" text:outline-level="3"><draw:frame draw:style-name="fr6" draw:name="Image7" text:anchor-type="paragraph" svg:width="7.74cm" svg:height="5.001cm" style:rel-height="scale" draw:z-index="11"><draw:image xlink:href="Pictures/10000201000003DB0000027DC1FC93AD70E5A098.png" xlink:type="simple" xlink:show="embed" xlink:actuate="onLoad"/></draw:frame><text:bookmark-start text:name="__RefHeading___Toc397_622193904"/>Illustration <text:sequence text:ref-name="refIllustration3" text:name="Illustration" text:formula="ooow:Illustration+1" style:num-format="1">5</text:sequence>: Fonction d' Heaviside<text:bookmark-end text:name="__RefHeading___Toc397_622193904"/></text:h></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bookmark-start text:name="__RefHeading___Toc401_622193904"/>Il est d’usage courant d’utiliser une fonction d’activation un peu particulière pour la sortie de la dernière couche : la fonction softmax.<text:bookmark-end text:name="__RefHeading___Toc401_622193904"/></text:p>
      <text:p text:style-name="Text_20_body"/>
      <text:p text:style-name="Text_20_body"><draw:frame draw:style-name="fr11" draw:name="Image9" text:anchor-type="paragraph" svg:width="3.891cm" svg:height="2.854cm" draw:z-index="7"><draw:image xlink:href="Pictures/10000000000001680000010892E45A37BEE6138B.png" xlink:type="simple" xlink:show="embed" xlink:actuate="onLoad"/></draw:frame></text:p>
      <text:p text:style-name="Text_20_body"/>
      <text:p text:style-name="Text_20_body"><text:bookmark-start text:name="__RefHeading___Toc403_622193904"/>La sortie de cette dernière couche est alors la distribution de probabilité du résultat.<text:bookmark-end text:name="__RefHeading___Toc403_622193904"/></text:p>
      <text:p text:style-name="Text_20_body"/>
      <text:p text:style-name="Text_20_body"><text:bookmark-start text:name="__RefHeading___Toc405_622193904"/>Toute la problématique des réseaux neuronaux est de trouver les bons poids et biais qui nous assureront un bon résultat.<text:bookmark-end text:name="__RefHeading___Toc405_622193904"/></text:p>
      <text:p text:style-name="Text_20_body"><text:bookmark-start text:name="__RefHeading___Toc407_622193904"/>Il paraît extrêmement difficile de trouver ces poids [PAR UNE MÉTHODE QUI N’EST PAS DE L’APPRENTISSAGE <text:span text:style-name="T11">MAIS MIEUX DIT</text:span>], il faut alors utiliser une méthode d’apprentissage.<text:bookmark-end text:name="__RefHeading___Toc407_622193904"/></text:p>
      <text:h text:style-name="P3" text:outline-level="3"><text:bookmark-start text:name="__RefHeading___Toc409_622193904"/><text:bookmark-end text:name="__RefHeading___Toc409_622193904"/></text:h>
      <text:h text:style-name="P16" text:outline-level="1"><text:bookmark-start text:name="__RefHeading___Toc111_2023746032"/>III – Choix concernant notre projet<text:bookmark-end text:name="__RefHeading___Toc111_2023746032"/></text:h>
      <text:h text:style-name="P16" text:outline-level="1"><text:bookmark-start text:name="__RefHeading___Toc113_2023746032"/>IV – Résultats<text:bookmark-end text:name="__RefHeading___Toc113_2023746032"/></text:h>
      <text:h text:style-name="P16" text:outline-level="1"><text:bookmark-start text:name="__RefHeading___Toc115_2023746032"/>Conclusion<text:bookmark-end text:name="__RefHeading___Toc115_2023746032"/></text:h>
      <text:h text:style-name="P15" text:outline-level="1"><text:bookmark-start text:name="__RefHeading___Toc411_622193904"/>Bibliographie<text:bookmark-end text:name="__RefHeading___Toc411_622193904"/></text:h>
      <text:list xml:id="list4764156328806704885" text:style-name="WWNum18">
        <text:list-item>
          <text:h text:style-name="Bibliography_20_1" text:outline-level="4"><text:bookmark-start text:name="__RefHeading___Toc413_622193904"/><text:a xlink:type="simple" xlink:href="http://arxiv.org/pdf/1508.06576v2.pdf" text:style-name="Internet_20_link" text:visited-style-name="Visited_20_Internet_20_Link">http://arxiv.org/pdf/1508.06576v2.pdf</text:a><text:bookmark-end text:name="__RefHeading___Toc413_622193904"/></text:h>
        </text:list-item>
        <text:list-item>
          <text:h text:style-name="Bibliography_20_1" text:outline-level="4"><text:a xlink:type="simple" xlink:href="http://www.math.univ-toulouse.fr/~besse/Wikistat/pdf/st-m-app-rn.pdf" text:style-name="Internet_20_link" text:visited-style-name="Visited_20_Internet_20_Link">http://www.math.univ-toulouse.fr/~besse/Wikistat/pdf/st-m-app-rn.pdf</text:a></text:h>
        </text:list-item>
        <text:list-item>
          <text:h text:style-name="Bibliography_20_1" text:outline-level="4"><text:a xlink:type="simple" xlink:href="http://deeplearning.net/tutorial/lenet.html" text:style-name="Internet_20_link" text:visited-style-name="Visited_20_Internet_20_Link">http://deeplearning.net/tutorial/lenet.html</text:a></text:h>
        </text:list-item>
        <text:list-item>
          <text:h text:style-name="Bibliography_20_1" text:outline-level="4"><text:a xlink:type="simple" xlink:href="https://en.wikipedia.org/wiki/Differential_evolution" text:style-name="Internet_20_link" text:visited-style-name="Visited_20_Internet_20_Link">https://en.wikipedia.org/wiki/Differential_evolution</text:a></text:h>
        </text:list-item>
        <text:list-item>
          <text:h text:style-name="Bibliography_20_1" text:outline-level="4"><text:a xlink:type="simple" xlink:href="http://neuralnetworksanddeeplearning.com/" text:style-name="Internet_20_link" text:visited-style-name="Visited_20_Internet_20_Link">http://neuralnetworksanddeeplearning.com</text:a></text:h>
        </text:list-item>
        <text:list-item>
          <text:h text:style-name="P24" text:outline-level="4"><text:a xlink:type="simple" xlink:href="http://moskit.weii.tu.koszalin.pl/~aslowik/papers/2008/SlowikBialko_HSI2008.pdf" text:style-name="Internet_20_link" text:visited-style-name="Visited_20_Internet_20_Link">http://moskit.weii.tu.koszalin.pl/~aslowik/papers/2008/SlowikBialko_HSI2008.pdf</text:a></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1" svg:font-family="Arial"/>
    <style:font-face style:name="Muli" svg:font-family="Muli"/>
    <style:font-face style:name="Nixie One" svg:font-family="'Nixie One'"/>
    <style:font-face style:name="arial" svg:font-family="arial, sans-serif-light, sans-serif"/>
    <style:font-face style:name="Cambria1" svg:font-family="Cambria" style:font-family-generic="roman"/>
    <style:font-face style:name="FreeSans1" svg:font-family="FreeSans" style:font-family-generic="swiss"/>
    <style:font-face style:name="Ubuntu Mono" svg:font-family="'Ubuntu Mono'" style:font-pitch="fixed"/>
    <style:font-face style:name="Courier New" svg:font-family="'Courier New'" style:font-family-generic="modern" style:font-pitch="fixed"/>
    <style:font-face style:name="Kinnari" svg:font-family="Kinnari" style:font-pitch="variable"/>
    <style:font-face style:name="Arial" svg:font-family="Arial" style:font-family-generic="roman" style:font-pitch="variable"/>
    <style:font-face style:name="Arial Narrow" svg:font-family="'Arial Narrow'" style:font-family-generic="roman" style:font-pitch="variable"/>
    <style:font-face style:name="Bitstream Charter" svg:font-family="'Bitstream Charter'"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adornments="Gras" style:font-family-generic="swiss" style:font-pitch="variable"/>
    <style:font-face style:name="Liberation Sans" svg:font-family="'Liberation Sans'" style:font-family-generic="swiss" style:font-pitch="variable"/>
    <style:font-face style:name="URW Gothic L" svg:font-family="'URW Gothic L'" style:font-family-generic="swiss" style:font-pitch="variable"/>
    <style:font-face style:name="URW Gothic L1" svg:font-family="'URW Gothic L'" style:font-adornments="Book Oblique" style:font-family-generic="swiss" style:font-pitch="variable"/>
    <style:font-face style:name="URW Gothic L2" svg:font-family="'URW Gothic L'" style:font-adornments="Demi Oblique"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4pt" fo:language="fr" fo:country="FR" style:letter-kerning="true" style:font-name-asian="Cambria2"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mbria" fo:font-size="14pt" fo:language="fr" fo:country="FR" style:letter-kerning="true" style:font-name-asian="Cambria2"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3" style:list-style-name="" style:class="text">
      <loext:graphic-properties draw:fill="none"/>
      <style:paragraph-properties fo:margin-left="0cm" fo:margin-right="0cm" fo:margin-top="0.302cm" fo:margin-bottom="0.302cm" loext:contextual-spacing="false" fo:line-height="115%" fo:text-align="justify" style:justify-single-word="false" fo:orphans="2" fo:widows="2" fo:text-indent="0cm" style:auto-text-indent="false" fo:background-color="transparent" style:writing-mode="lr-tb"/>
      <style:text-properties style:font-name="URW Gothic L" fo:font-family="'URW Gothic L'" style:font-family-generic="swiss" style:font-pitch="variable" fo:font-size="11pt" fo:letter-spacing="normal" fo:font-weight="normal" officeooo:rsid="001d5655"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06cm" fo:margin-bottom="0.106cm" loext:contextual-spacing="false"/>
      <style:text-properties style:font-name="URW Gothic L" fo:font-family="'URW Gothic L'" style:font-family-generic="swiss" style:font-pitch="variable" fo:font-size="11pt" officeooo:rsid="00169afd" style:font-name-asian="Times New Roman1" style:font-family-asian="'Times New Roman'" style:font-family-generic-asian="system" style:font-pitch-asian="variable"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style style:name="Quotations" style:family="paragraph" style:parent-style-name="Standard" style:class="html"/>
    <style:style style:name="Title" style:family="paragraph" style:parent-style-name="Heading" style:class="chapter">
      <style:paragraph-properties fo:text-align="center" style:justify-single-word="false"/>
      <style:text-properties fo:color="#004586" style:font-name="URW Gothic L" fo:font-family="'URW Gothic L'" style:font-family-generic="swiss" style:font-pitch="variable" fo:font-size="28pt" fo:font-weight="bold" style:font-size-asian="28pt" style:font-weight-asian="bold" style:font-size-complex="28pt" style:font-weight-complex="bold"/>
    </style:style>
    <style:style style:name="Subtitle" style:family="paragraph" style:parent-style-name="Standard" style:next-style-name="Standard" style:default-outline-level="" style:class="chapter">
      <style:paragraph-properties fo:line-height="115%"/>
      <style:text-properties fo:color="#4f81bd" style:font-name="Cambria" fo:font-family="Cambria" style:font-family-generic="roman" style:font-pitch="variable" fo:font-size="12pt" fo:letter-spacing="0.026cm" fo:font-style="italic" style:font-name-asian="Times New Roman1" style:font-family-asian="'Times New Roman'" style:font-family-generic-asian="system" style:font-pitch-asian="variable" style:font-size-asian="12pt" style:font-style-asian="italic" style:font-style-complex="italic"/>
    </style:style>
    <style:style style:name="Heading_20_1" style:display-name="Heading 1" style:family="paragraph" style:parent-style-name="Standard" style:next-style-name="Standard" style:default-outline-level="1" style:list-style-name="" style:class="text">
      <style:paragraph-properties fo:margin-top="0cm" fo:margin-bottom="0cm" loext:contextual-spacing="false" fo:line-height="150%" fo:keep-together="always" fo:keep-with-next="always"/>
      <style:text-properties fo:color="#345a8a" style:font-name="URW Gothic L" fo:font-family="'URW Gothic L'" style:font-family-generic="swiss" style:font-pitch="variable" fo:font-size="18pt" fo:font-weight="bold" officeooo:rsid="001300bf" style:font-name-asian="Times New Roman1" style:font-family-asian="'Times New Roman'" style:font-family-generic-asian="system" style:font-pitch-asian="variable" style:font-size-asian="18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left="1.249cm" fo:margin-right="0cm" fo:margin-top="0.201cm" fo:margin-bottom="0.201cm" loext:contextual-spacing="false" fo:text-align="start" style:justify-single-word="false" fo:keep-together="always" fo:text-indent="0cm" style:auto-text-indent="false" fo:keep-with-next="always"/>
      <style:text-properties fo:color="#4f81bd" style:font-name="URW Gothic L" fo:font-family="'URW Gothic L'" style:font-family-generic="swiss" style:font-pitch="variable" fo:font-size="15pt" fo:font-weight="bold" officeooo:rsid="00169afd" style:font-name-asian="Times New Roman1" style:font-family-asian="'Times New Roman'" style:font-family-generic-asian="system" style:font-pitch-asian="variable" style:font-size-asian="15pt" style:font-weight-asian="bold" style:font-size-complex="15pt" style:font-weight-complex="bold"/>
    </style:style>
    <style:style style:name="Heading_20_3" style:display-name="Heading 3" style:family="paragraph" style:parent-style-name="Heading" style:default-outline-level="3" style:list-style-name="" style:class="text">
      <style:text-properties fo:color="#6699cc" style:font-name="URW Gothic L" fo:font-family="'URW Gothic L'" style:font-family-generic="swiss" style:font-pitch="variable" fo:font-style="normal" style:text-underline-style="none" fo:font-weight="normal" style:font-style-asian="normal" style:font-weight-asian="normal" style:font-style-complex="normal" style:font-weight-complex="normal"/>
    </style:style>
    <style:style style:name="Contents_20_Heading" style:display-name="Contents Heading" style:family="paragraph" style:parent-style-name="Heading" style:class="index">
      <style:paragraph-properties fo:margin-top="0.42cm" fo:margin-bottom="0.4cm" loext:contextual-spacing="false" fo:text-align="center" style:justify-single-word="false"/>
      <style:text-properties fo:color="#3465a4" style:font-name="URW Gothic L2" fo:font-family="'URW Gothic L'" style:font-style-name="Demi Oblique" style:font-family-generic="swiss" style:font-pitch="variable" fo:font-size="20pt" fo:font-style="oblique" style:text-underline-style="solid" style:text-underline-width="auto" style:text-underline-color="font-color" fo:font-weight="600"/>
    </style:style>
    <style:style style:name="Contents_20_1" style:display-name="Contents 1" style:family="paragraph" style:parent-style-name="Standard" style:next-style-name="Standard" style:auto-update="true" style:default-outline-level="" style:class="index">
      <loext:graphic-properties draw:fill-image-width="0cm" draw:fill-image-height="0cm"/>
      <style:paragraph-properties fo:margin-top="0.212cm" fo:margin-bottom="0cm" loext:contextual-spacing="false" style:shadow="none">
        <style:tab-stops>
          <style:tab-stop style:position="15.974cm" style:type="right" style:leader-style="dotted" style:leader-text="."/>
        </style:tab-stops>
      </style:paragraph-properties>
      <style:text-properties fo:color="#004586" style:font-name="URW Gothic L1" fo:font-family="'URW Gothic L'" style:font-style-name="Book Oblique" style:font-family-generic="swiss" style:font-pitch="variable" fo:font-size="15pt" fo:font-style="oblique" style:text-underline-style="none" fo:font-weight="600" style:font-size-asian="18pt" style:font-weight-asian="bold" style:font-size-complex="18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Illustration_20_Index_20_Heading" style:display-name="Illustration Index Heading" style:family="paragraph" style:parent-style-name="Heading" style:class="index"/>
    <style:style style:name="Liste_20_couleur_20_-_20_Accent_20_11" style:display-name="Liste couleur - Accent 11"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2" style:display-name="Contents 2" style:family="paragraph" style:parent-style-name="Standard" style:next-style-name="Contents_20_1" style:auto-update="true" style:default-outline-level="" style:class="index">
      <style:paragraph-properties fo:margin-left="0.423cm" fo:margin-right="0cm" fo:margin-top="0cm" fo:margin-bottom="0cm" loext:contextual-spacing="false" fo:text-indent="0cm" style:auto-text-indent="false"/>
      <style:text-properties fo:color="#3465a4" fo:font-size="11pt" fo:font-style="oblique" fo:font-weight="600"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cm" loext:contextual-spacing="false" fo:text-indent="0cm" style:auto-text-indent="false">
        <style:tab-stops>
          <style:tab-stop style:position="0cm"/>
          <style:tab-stop style:position="16.002cm" style:type="right" style:leader-style="dotted" style:leader-text="."/>
        </style:tab-stops>
      </style:paragraph-properties>
      <style:text-properties fo:color="#729fcf" fo:font-size="11pt" fo:font-style="oblique" fo:font-weight="350"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1.27cm" fo:margin-right="0cm" fo:margin-top="0cm" fo:margin-bottom="0cm" loext:contextual-spacing="false" fo:text-indent="0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693cm" fo:margin-right="0cm" fo:margin-top="0cm" fo:margin-bottom="0cm" loext:contextual-spacing="false" fo:text-indent="0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2.117cm" fo:margin-right="0cm" fo:margin-top="0cm" fo:margin-bottom="0cm" loext:contextual-spacing="false" fo:text-indent="0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54cm" fo:margin-right="0cm" fo:margin-top="0cm" fo:margin-bottom="0cm" loext:contextual-spacing="false" fo:text-indent="0c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963cm" fo:margin-right="0cm" fo:margin-top="0cm" fo:margin-bottom="0cm" loext:contextual-spacing="false" fo:text-indent="0c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3.387cm" fo:margin-right="0cm" fo:margin-top="0cm" fo:margin-bottom="0cm" loext:contextual-spacing="false" fo:text-indent="0cm" style:auto-text-indent="false"/>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elluleTitre" style:family="paragraph" style:parent-style-name="Standard" style:default-outline-level="">
      <style:paragraph-properties fo:margin-top="0.071cm" fo:margin-bottom="0.071cm" loext:contextual-spacing="false" fo:text-align="center" style:justify-single-word="false"/>
      <style:text-properties style:font-name="Arial Narrow" fo:font-family="'Arial Narrow'"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size-complex="10pt" style:font-style-complex="italic"/>
    </style:style>
    <style:style style:name="annotation_20_text" style:display-name="annotation text" style:family="paragraph" style:parent-style-name="Standard" style:default-outline-level="">
      <style:paragraph-properties fo:margin-top="0cm" fo:margin-bottom="0cm" loext:contextual-spacing="false"/>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size-complex="10pt"/>
    </style:style>
    <style:style style:name="caption" style:family="paragraph" style:parent-style-name="Standard" style:next-style-name="Standard" style:default-outline-level="">
      <style:paragraph-properties fo:text-align="center" style:justify-single-word="false"/>
      <style:text-properties fo:font-size="11pt" fo:font-weight="bold" style:font-size-asian="11pt" style:font-weight-asian="bold" style:font-size-complex="10pt" style:font-weight-complex="bold"/>
    </style:style>
    <style:style style:name="table_20_of_20_figures" style:display-name="table of figures" style:family="paragraph" style:parent-style-name="Standard" style:next-style-name="Standard" style:default-outline-level="">
      <style:paragraph-properties fo:margin-left="0.847cm" fo:margin-right="0cm" fo:text-indent="-0.847cm" style:auto-text-indent="false"/>
    </style:style>
    <style:style style:name="Trame_20_couleur_20_-_20_Accent_20_11" style:display-name="Trame couleur - Accent 11" style:family="paragraph" style:default-outline-level="">
      <style:paragraph-properties fo:text-align="start" style:justify-single-word="false" fo:orphans="2" fo:widows="2" style:writing-mode="lr-tb"/>
      <style:text-properties fo:font-size="12pt" style:font-size-asian="12pt" style:language-asian="en" style:country-asian="US"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line-height="115%" fo:text-indent="0cm" style:auto-text-indent="false"/>
      <style:text-properties fo:font-size="11pt" style:font-name-asian="Calibri1" style:font-family-asian="Calibri" style:font-family-generic-asian="system" style:font-pitch-asian="variable" style:font-size-asian="11pt" style:font-size-complex="11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5b9bd5" fo:border-bottom="0.51pt solid #5b9bd5"/>
      <style:text-properties fo:color="#5b9bd5" fo:font-style="italic" style:font-style-asian="italic" style:font-style-complex="italic"/>
    </style:style>
    <style:style style:name="Frame_20_contents" style:display-name="Frame contents" style:family="paragraph" style:parent-style-name="Standard" style:class="extra">
      <style:paragraph-properties fo:margin-top="0cm" fo:margin-bottom="0.4cm" loext:contextual-spacing="false" fo:text-align="center" style:justify-single-word="false"/>
    </style:style>
    <style:style style:name="Footer_20_left" style:display-name="Footer left" style:family="paragraph" style:parent-style-name="Standard" style:class="extra"/>
    <style:style style:name="Signature" style:family="paragraph" style:parent-style-name="Standard" style:class="text"/>
    <style:style style:name="Endnote"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orizontal_20_Line" style:display-name="Horizontal Line" style:family="paragraph" style:parent-style-name="Standard" style:class="html"/>
    <style:style style:name="Salutation" style:family="paragraph" style:parent-style-name="Standard" style:class="text"/>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Sender" style:family="paragraph" style:parent-style-name="Standard" style:class="extra"/>
    <style:style style:name="Addressee"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Table_20_Contents" style:display-name="Table Contents" style:family="paragraph" style:parent-style-name="Standard" style:class="extra"/>
    <style:style style:name="Illustration" style:family="paragraph" style:parent-style-name="Caption" style:default-outline-level="3" style:class="extra" style:master-page-name="">
      <style:paragraph-properties fo:text-align="center" style:justify-single-word="false" style:page-number="auto"/>
      <style:text-properties style:font-name="Bitstream Charter" fo:font-family="'Bitstream Charter'" style:font-family-generic="roman" style:font-pitch="variable" fo:font-size="10pt" fo:background-color="transparent" style:font-size-asian="10pt" style:font-size-complex="10pt"/>
    </style:style>
    <style:style style:name="Index_20_Heading" style:display-name="Index Heading" style:family="paragraph" style:parent-style-name="Heading" style:class="index"/>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Text" style:family="paragraph" style:parent-style-name="Caption" style:class="extra"/>
    <style:style style:name="Drawing"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default-outline-level="4" style:list-style-name="WWNum18" style:class="index">
      <loext:graphic-properties draw:fill-image-width="0cm" draw:fill-image-height="0cm"/>
      <style:paragraph-properties fo:margin-top="0.201cm" fo:margin-bottom="0.201cm" loext:contextual-spacing="false" fo:line-height="100%" style:shadow="none" text:number-lines="false" text:line-number="0">
        <style:tab-stops>
          <style:tab-stop style:position="16.002cm" style:type="right" style:leader-style="dotted" style:leader-text="."/>
        </style:tab-stops>
        <style:drop-cap/>
      </style:paragraph-properties>
      <style:text-properties style:font-name="Ubuntu Mono" fo:font-family="'Ubuntu Mono'" style:font-pitch="fixed" fo:font-weight="normal" fo:background-color="transparent" style:font-weight-asian="normal" style:font-weight-complex="normal"/>
    </style:style>
    <style:style style:name="Index_20_Separator" style:display-name="Index Separator" style:family="paragraph" style:parent-style-name="Index" style:class="index">
      <style:paragraph-properties fo:margin-left="0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oms" style:family="paragraph" style:parent-style-name="Subtitle">
      <style:paragraph-properties fo:text-align="center" style:justify-single-word="false"/>
      <style:text-properties fo:color="#3b61bf" style:text-outline="false" style:text-position="0% 100%" fo:font-size="14pt" fo:text-shadow="none" fo:font-weight="normal" officeooo:rsid="001300bf" style:font-size-asian="14pt" style:font-weight-asian="normal" style:font-size-complex="14pt" style:font-weight-complex="normal"/>
    </style:style>
    <style:style style:name="Biblio" style:family="paragraph" style:parent-style-name="Standard">
      <style:paragraph-properties fo:margin-top="0cm" fo:margin-bottom="0cm" loext:contextual-spacing="false"/>
      <style:text-properties officeooo:rsid="0017de07"/>
    </style:style>
    <style:style style:name="Internet_20_link" style:display-name="Internet link" style:family="text">
      <style:text-properties fo:color="#0563c1"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Titre_20_1_20_Car" style:display-name="Titre 1 Car" style:family="text">
      <style:text-properties fo:color="#345a8a" style:font-name="Bookman Old Style" fo:font-family="'Bookman Old Style'" style:font-family-generic="roman" style:font-pitch="variable" fo:font-size="18pt" style:font-name-asian="Times New Roman1" style:font-family-asian="'Times New Roman'" style:font-family-generic-asian="system" style:font-pitch-asian="variable" style:font-size-asian="18pt" style:language-asian="en" style:country-asian="US" style:font-size-complex="16pt" style:font-weight-complex="bold"/>
    </style:style>
    <style:style style:name="Titre_20_2_20_Car" style:display-name="Titre 2 Car" style:family="text">
      <style:text-properties fo:color="#4f81bd" style:font-name="Bookman Old Style" fo:font-family="'Bookman Old Style'" style:font-family-generic="roman" style:font-pitch="variable" fo:font-size="14pt" style:font-name-asian="Times New Roman1" style:font-family-asian="'Times New Roman'" style:font-family-generic-asian="system" style:font-pitch-asian="variable" style:font-size-asian="14pt" style:language-asian="en" style:country-asian="US" style:font-size-complex="13pt" style:font-weight-complex="bold"/>
    </style:style>
    <style:style style:name="Corps_20_de_20_texte_20_Car" style:display-name="Corps de texte Car"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3" style:font-family-complex="Arial" style:font-family-generic-complex="system" style:font-pitch-complex="variable"/>
    </style:style>
    <style:style style:name="annotation_20_reference" style:display-name="annotation reference" style:family="text">
      <style:text-properties fo:font-size="8pt" style:font-size-asian="8pt"/>
    </style:style>
    <style:style style:name="Commentaire_20_Car" style:display-name="Commentaire Car" style:family="text">
      <style:text-properties style:font-name="Arial" fo:font-family="Arial" style:font-family-generic="roman" style:font-pitch="variable" style:font-name-asian="Times New Roman1" style:font-family-asian="'Times New Roman'" style:font-family-generic-asian="system" style:font-pitch-asian="variable"/>
    </style:style>
    <style:style style:name="Sous-titre_20_Car" style:display-name="Sous-titre Car" style:family="text">
      <style:text-properties fo:color="#4f81bd" fo:font-size="12pt" fo:letter-spacing="0.026cm" fo:font-style="italic" style:font-name-asian="Times New Roman1" style:font-family-asian="'Times New Roman'" style:font-family-generic-asian="system" style:font-pitch-asian="variable" style:font-size-asian="12pt" style:language-asian="en" style:country-asian="US" style:font-style-asian="italic" style:font-size-complex="12pt" style:font-style-complex="italic"/>
    </style:style>
    <style:style style:name="En-tête_20_Car" style:display-name="En-tête Car" style:family="text">
      <style:text-properties style:font-name="Calibri" fo:font-family="Calibri" style:font-family-generic="roman" style:font-pitch="variable" fo:font-size="14pt" style:font-size-asian="14pt" style:language-asian="en" style:country-asian="US" style:font-size-complex="12pt"/>
    </style:style>
    <style:style style:name="Pied_20_de_20_page_20_Car" style:display-name="Pied de page Car" style:family="text">
      <style:text-properties style:font-name="Calibri" fo:font-family="Calibri" style:font-family-generic="roman" style:font-pitch="variable" fo:font-size="14pt" style:font-size-asian="14pt" style:language-asian="en" style:country-asian="US" style:font-size-complex="12pt"/>
    </style:style>
    <style:style style:name="Citation_20_intense_20_Car" style:display-name="Citation intense Car" style:family="text">
      <style:text-properties fo:color="#5b9bd5" style:font-name="Calibri" fo:font-family="Calibri" style:font-family-generic="roman" style:font-pitch="variable" fo:font-size="14pt" fo:font-style="italic" style:font-size-asian="14pt" style:language-asian="en" style:country-asian="US" style:font-style-asian="italic" style:font-size-complex="12pt" style:font-style-complex="italic"/>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asian="Cambria2" style:font-family-asian="Cambria"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4pt"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383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65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9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46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3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0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27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Cambria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383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65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9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46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3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0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27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376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4" style:num-suffix="-" text:bullet-char="-">
        <style:list-level-properties text:list-level-position-and-space-mode="label-alignment">
          <style:list-level-label-alignment text:label-followed-by="listtab" fo:text-indent="-0.635cm" fo:margin-left="2.54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i">
        <style:list-level-properties text:list-level-position-and-space-mode="label-alignment" fo:text-align="end">
          <style:list-level-label-alignment text:label-followed-by="listtab" fo:text-indent="-0.635cm" fo:margin-left="1.40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7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4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21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8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5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2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9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left="0.254cm" fo:padding-right="0.254cm" fo:padding-top="0cm" fo:padding-bottom="0cm" fo:border="2.24pt solid #808080"/>
    </style:style>
    <style:style style:name="Mgr1" style:family="graphic">
      <style:graphic-properties draw:stroke="solid" svg:stroke-width="0.035cm" svg:stroke-color="#808080" draw:stroke-linejoin="round" draw:fill="none" draw:textarea-vertical-align="top" fo:min-height="0cm" fo:min-width="0cm" fo:padding-top="0.018cm" fo:padding-bottom="0.018cm" fo:padding-left="0.018cm" fo:padding-right="0.018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Footer"><draw:custom-shape text:anchor-type="char" draw:z-index="27" draw:style-name="Mgr1" draw:text-style-name="MP1" svg:width="15.329cm" svg:height="0.003cm" svg:x="2.836cm" svg:y="28.453cm"><text:p/><draw:enhanced-geometry svg:viewBox="0 0 21600 21600" draw:type="mso-spt32" draw:enhanced-path="M 0 0 L 21600 21600 N"/></draw:custom-shape><draw:frame draw:style-name="Mfr1" draw:name="Cadre9" text:anchor-type="char" svg:x="9.747cm" svg:y="28.123cm" svg:width="1.492cm" svg:height="0.663cm" draw:z-index="29"><draw:text-box><text:h text:style-name="Frame_20_contents" text:outline-level="3"><text:bookmark-start text:name="__RefHeading___Toc337_622193904"/><text:page-number text:select-page="current">12</text:page-number><text:bookmark-end text:name="__RefHeading___Toc337_622193904"/></text:h></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1-30T17:01:41.529308654</dc:date>
    <meta:editing-duration>PT3H20M51S</meta:editing-duration>
    <meta:editing-cycles>7</meta:editing-cycles>
    <meta:generator>LibreOffice/5.0.2.2$Linux_X86_64 LibreOffice_project/00m0$Build-2</meta:generator>
    <meta:document-statistic meta:table-count="0" meta:image-count="10" meta:object-count="0" meta:page-count="12" meta:paragraph-count="67" meta:word-count="1045" meta:character-count="6817" meta:non-whitespace-character-count="5820"/>
  </office:meta>
</office:document-meta>
</file>